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8.1728in"/>
    </style:style>
    <style:style style:name="co3" style:family="table-column">
      <style:table-column-properties fo:break-before="auto" style:column-width="4.1846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Buzzer_15x7.5RM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C14</text:p>
          </table:table-cell>
          <table:table-cell office:value-type="string" calcext:value-type="string">
            <text:p>CP_Radial_D8.0mm_P3.8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Disc_D16.0mm_W5.0mm_P10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P_Radial_D5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P_Radial_D8.0mm_P3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P_Radial_D8.0mm_P3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P_Radial_D4.0mm_P2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A-405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3,D2</text:p>
          </table:table-cell>
          <table:table-cell office:value-type="string" calcext:value-type="string">
            <text:p>D_A-405_P10.16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F400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6,D10,D7,D8,D9,D4,D5</text:p>
          </table:table-cell>
          <table:table-cell office:value-type="string" calcext:value-type="string">
            <text:p>LED_D3.0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_Axial_DIN0207_L6.3mm_D2.5mm_P15.2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olex_Micro-Latch_53254-0270_1x02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2,J3,J4</text:p>
          </table:table-cell>
          <table:table-cell office:value-type="string" calcext:value-type="string">
            <text:p>TestPoint_Loop_D3.80mm_Drill2.8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1_Ma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Radial_D10.0mm_P5.00mm_Fastron_07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Axial_L7.0mm_D3.3mm_P12.70mm_Horizontal_Fastron_MI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m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309_L9.0mm_D3.2mm_P15.24mm_Horizonta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_Axial_DIN0309_L9.0mm_D3.2mm_P12.7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RV_Disc_D12mm_W4.2mm_P7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0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053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9,C7,C6,C11,C10,C12,C8</text:p>
          </table:table-cell>
          <table:table-cell office:value-type="string" calcext:value-type="string">
            <text:p>C_0603_1608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onra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SW</text:p>
          </table:table-cell>
          <table:table-cell office:value-type="string" calcext:value-type="string">
            <text:p>conra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1,Q3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8</text:p>
          </table:table-cell>
          <table:table-cell office:value-type="string" calcext:value-type="string">
            <text:p>conra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O-220-3_Horizontal_Tab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A16-600B</text:p>
          </table:table-cell>
          <table:table-cell office:value-type="string" calcext:value-type="string">
            <text:p>conr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1,R56,R39,R16,R15,R17,R54,R43,R37,R13,R14,R55,R38,R51,R42,R12,R45,R31,R28,R30,R48,R47,R26,R29,R44,R49,R27,R46</text:p>
          </table:table-cell>
          <table:table-cell office:value-type="string" calcext:value-type="string">
            <text:p>R_0603_1608Metri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conr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_2512_633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01</text:p>
          </table:table-cell>
          <table:table-cell office:value-type="string" calcext:value-type="string">
            <text:p>conr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41,R10,R3,R18,R33,R22,R40,R6,R52,R5,R53,R24,R9,R21,R4,R7,R25,R23,R19,R20,R8,R50</text:p>
          </table:table-cell>
          <table:table-cell office:value-type="string" calcext:value-type="string">
            <text:p>R_0603_1608Met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conr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7,SW1,SW2,SW4,SW6,SW5,SW3</text:p>
          </table:table-cell>
          <table:table-cell office:value-type="string" calcext:value-type="string">
            <text:p>SW_PUSH_6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conra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conra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-8_5.3x6.2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conrad</text:p>
          </table:table-cell>
        </table:table-row>
      </table:table>
      <table:named-expressions/>
      <table:database-ranges>
        <table:database-range table:name="__Anonymous_Sheet_DB__0" table:target-range-address="bom.A1:bom.F35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WenQuanYi Zen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3T14:01:39.395049666</dc:date>
    <meta:editing-duration>PT2H4M29S</meta:editing-duration>
    <meta:editing-cycles>3</meta:editing-cycles>
    <meta:generator>LibreOffice/7.4.0.3$Linux_X86_64 LibreOffice_project/f85e47c08ddd19c015c0114a68350214f7066f5a</meta:generator>
    <meta:document-statistic meta:table-count="1" meta:cell-count="210" meta:object-count="0"/>
  </office:meta>
</office:document-meta>
</file>